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ospace" svg:font-family="monospace, monospace, 'Droid Sans Mono', 'Droid Sans Fallback', 'Droid Sans Mono', monospace, monospace, 'Droid Sans Fallback'"/>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solid" style:text-underline-width="auto" style:text-underline-color="font-color" fo:font-weight="bold" officeooo:rsid="008a0947" officeooo:paragraph-rsid="008a0947"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bb885f" officeooo:paragraph-rsid="00bb885f"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normal" officeooo:rsid="008a0947" officeooo:paragraph-rsid="008a0947" style:font-weight-asian="normal" style:font-weight-complex="normal"/>
    </style:style>
    <style:style style:name="P4" style:family="paragraph" style:parent-style-name="Standard">
      <style:paragraph-properties fo:text-align="start" style:justify-single-word="false"/>
      <style:text-properties style:text-underline-style="solid" style:text-underline-width="auto" style:text-underline-color="font-color" fo:font-weight="normal" officeooo:rsid="008da880" officeooo:paragraph-rsid="008da880" style:font-weight-asian="normal" style:font-weight-complex="normal"/>
    </style:style>
    <style:style style:name="P5" style:family="paragraph" style:parent-style-name="Standard">
      <style:paragraph-properties fo:text-align="start" style:justify-single-word="false"/>
      <style:text-properties style:text-underline-style="solid" style:text-underline-width="auto" style:text-underline-color="font-color" fo:font-weight="normal" officeooo:rsid="00927f9f" officeooo:paragraph-rsid="00927f9f" style:font-weight-asian="normal" style:font-weight-complex="normal"/>
    </style:style>
    <style:style style:name="P6" style:family="paragraph" style:parent-style-name="Standard">
      <style:paragraph-properties fo:text-align="start" style:justify-single-word="false"/>
      <style:text-properties style:text-underline-style="none" fo:font-weight="bold" officeooo:rsid="00927f9f" officeooo:paragraph-rsid="00ac2a67" style:font-weight-asian="bold" style:font-weight-complex="bold"/>
    </style:style>
    <style:style style:name="P7" style:family="paragraph" style:parent-style-name="Standard">
      <style:paragraph-properties fo:text-align="start" style:justify-single-word="false"/>
      <style:text-properties style:text-underline-style="none" fo:font-weight="bold" officeooo:rsid="00c71232" officeooo:paragraph-rsid="00c71232" style:font-weight-asian="bold" style:font-weight-complex="bold"/>
    </style:style>
    <style:style style:name="P8" style:family="paragraph" style:parent-style-name="Standard">
      <style:paragraph-properties fo:text-align="start" style:justify-single-word="false"/>
      <style:text-properties style:text-underline-style="none" fo:font-weight="bold" officeooo:rsid="00f43b00" officeooo:paragraph-rsid="00f43b00" style:font-weight-asian="bold" style:font-weight-complex="bold"/>
    </style:style>
    <style:style style:name="P9" style:family="paragraph" style:parent-style-name="Standard">
      <style:paragraph-properties fo:text-align="start" style:justify-single-word="false"/>
      <style:text-properties style:text-underline-style="none" fo:font-weight="bold" officeooo:rsid="0108b26a" officeooo:paragraph-rsid="00fb3def" style:font-weight-asian="bold" style:font-weight-complex="bold"/>
    </style:style>
    <style:style style:name="P10" style:family="paragraph" style:parent-style-name="Standard">
      <style:paragraph-properties fo:text-align="start" style:justify-single-word="false"/>
      <style:text-properties style:text-underline-style="none" fo:font-weight="bold" officeooo:rsid="0108b26a" officeooo:paragraph-rsid="012054e8" style:font-weight-asian="bold" style:font-weight-complex="bold"/>
    </style:style>
    <style:style style:name="P11" style:family="paragraph" style:parent-style-name="Standard">
      <style:paragraph-properties fo:text-align="start" style:justify-single-word="false"/>
      <style:text-properties style:text-underline-style="none" fo:font-weight="bold" officeooo:rsid="0108b26a" officeooo:paragraph-rsid="019b4895" fo:background-color="#ffff00" style:font-weight-asian="bold" style:font-weight-complex="bold"/>
    </style:style>
    <style:style style:name="P12" style:family="paragraph" style:parent-style-name="Standard">
      <style:paragraph-properties fo:text-align="start" style:justify-single-word="false"/>
      <style:text-properties style:text-underline-style="none" fo:font-weight="normal" officeooo:rsid="008a0947" officeooo:paragraph-rsid="008a0947"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927f9f" officeooo:paragraph-rsid="00927f9f"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927f9f" officeooo:paragraph-rsid="00ac2a67"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927f9f" officeooo:paragraph-rsid="00b3f9cd"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927f9f" officeooo:paragraph-rsid="00c2ffa3"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8da880" officeooo:paragraph-rsid="008da880"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9efe15" officeooo:paragraph-rsid="009efe15"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b82577" officeooo:paragraph-rsid="00b82577"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b859c7" officeooo:paragraph-rsid="00b859c7"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b9cb3f" officeooo:paragraph-rsid="00b9cb3f"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bb885f" officeooo:paragraph-rsid="00bb885f"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bb885f" officeooo:paragraph-rsid="00cc31dc"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bb885f" officeooo:paragraph-rsid="00d737fe"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bb885f" officeooo:paragraph-rsid="00d874e7"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bb885f" officeooo:paragraph-rsid="00ed69a5"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bb885f" officeooo:paragraph-rsid="00eeaac1"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bb885f" officeooo:paragraph-rsid="00fb3def"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bb885f" officeooo:paragraph-rsid="010d7c1d"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bb885f" officeooo:paragraph-rsid="01024151"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0cd5225" officeooo:paragraph-rsid="00cd5225" style:font-weight-asian="normal" style:font-weight-complex="normal"/>
    </style:style>
    <style:style style:name="P32" style:family="paragraph" style:parent-style-name="Standard">
      <style:paragraph-properties fo:text-align="start" style:justify-single-word="false"/>
      <style:text-properties style:text-underline-style="none" fo:font-weight="normal" officeooo:rsid="00ce4525" officeooo:paragraph-rsid="00ce4525" style:font-weight-asian="normal" style:font-weight-complex="normal"/>
    </style:style>
    <style:style style:name="P33" style:family="paragraph" style:parent-style-name="Standard">
      <style:paragraph-properties fo:text-align="start" style:justify-single-word="false"/>
      <style:text-properties style:text-underline-style="none" fo:font-weight="normal" officeooo:rsid="00e3369e" officeooo:paragraph-rsid="00e3de10" style:font-weight-asian="normal" style:font-weight-complex="normal"/>
    </style:style>
    <style:style style:name="P34" style:family="paragraph" style:parent-style-name="Standard">
      <style:paragraph-properties fo:text-align="start" style:justify-single-word="false"/>
      <style:text-properties style:text-underline-style="none" fo:font-weight="normal" officeooo:rsid="01141bdd" officeooo:paragraph-rsid="01141bdd" style:font-weight-asian="normal" style:font-weight-complex="normal"/>
    </style:style>
    <style:style style:name="P35" style:family="paragraph" style:parent-style-name="Standard">
      <style:paragraph-properties fo:text-align="start" style:justify-single-word="false"/>
      <style:text-properties style:text-underline-style="none" fo:font-weight="normal" officeooo:rsid="011966e1" officeooo:paragraph-rsid="011966e1" style:font-weight-asian="normal" style:font-weight-complex="normal"/>
    </style:style>
    <style:style style:name="P36" style:family="paragraph" style:parent-style-name="Standard">
      <style:paragraph-properties fo:text-align="start" style:justify-single-word="false"/>
      <style:text-properties style:text-underline-style="none" fo:font-weight="normal" officeooo:rsid="011ee048" officeooo:paragraph-rsid="011ee048" style:font-weight-asian="normal" style:font-weight-complex="normal"/>
    </style:style>
    <style:style style:name="P37" style:family="paragraph" style:parent-style-name="Standard">
      <style:paragraph-properties fo:text-align="start" style:justify-single-word="false"/>
      <style:text-properties style:text-underline-style="none" fo:font-weight="normal" officeooo:rsid="011ee048" officeooo:paragraph-rsid="012c236e" style:font-weight-asian="normal" style:font-weight-complex="normal"/>
    </style:style>
    <style:style style:name="P38" style:family="paragraph" style:parent-style-name="Standard">
      <style:paragraph-properties fo:text-align="start" style:justify-single-word="false"/>
      <style:text-properties style:text-underline-style="none" fo:font-weight="normal" officeooo:rsid="011ee048" officeooo:paragraph-rsid="0135dfbf" style:font-weight-asian="normal" style:font-weight-complex="normal"/>
    </style:style>
    <style:style style:name="P39" style:family="paragraph" style:parent-style-name="Standard">
      <style:paragraph-properties fo:text-align="start" style:justify-single-word="false"/>
      <style:text-properties style:text-underline-style="none" fo:font-weight="normal" officeooo:rsid="011ee048" officeooo:paragraph-rsid="015c9e02" style:font-weight-asian="normal" style:font-weight-complex="normal"/>
    </style:style>
    <style:style style:name="P40" style:family="paragraph" style:parent-style-name="Standard">
      <style:paragraph-properties fo:text-align="start" style:justify-single-word="false"/>
      <style:text-properties style:text-underline-style="none" fo:font-weight="normal" officeooo:rsid="011ee048" officeooo:paragraph-rsid="0178b337" style:font-weight-asian="normal" style:font-weight-complex="normal"/>
    </style:style>
    <style:style style:name="P41" style:family="paragraph" style:parent-style-name="Standard">
      <style:paragraph-properties fo:text-align="start" style:justify-single-word="false"/>
      <style:text-properties style:text-underline-style="none" fo:font-weight="normal" officeooo:rsid="012054e8" officeooo:paragraph-rsid="0132d970" style:font-weight-asian="normal" style:font-weight-complex="normal"/>
    </style:style>
    <style:style style:name="P42" style:family="paragraph" style:parent-style-name="Standard">
      <style:paragraph-properties fo:text-align="start" style:justify-single-word="false"/>
      <style:text-properties style:text-underline-style="none" fo:font-weight="normal" officeooo:rsid="012054e8" officeooo:paragraph-rsid="0178b337" style:font-weight-asian="normal" style:font-weight-complex="normal"/>
    </style:style>
    <style:style style:name="P43" style:family="paragraph" style:parent-style-name="Standard">
      <style:paragraph-properties fo:text-align="start" style:justify-single-word="false"/>
      <style:text-properties style:text-underline-style="none" fo:font-weight="normal" officeooo:rsid="0122533b" officeooo:paragraph-rsid="0135a917" style:font-weight-asian="normal" style:font-weight-complex="normal"/>
    </style:style>
    <style:style style:name="P44" style:family="paragraph" style:parent-style-name="Standard">
      <style:paragraph-properties fo:text-align="start" style:justify-single-word="false"/>
      <style:text-properties style:text-underline-style="none" fo:font-weight="normal" officeooo:rsid="0132d970" officeooo:paragraph-rsid="0135a917" style:font-weight-asian="normal" style:font-weight-complex="normal"/>
    </style:style>
    <style:style style:name="P45" style:family="paragraph" style:parent-style-name="Standard">
      <style:paragraph-properties fo:text-align="start" style:justify-single-word="false"/>
      <style:text-properties style:text-underline-style="none" fo:font-weight="normal" officeooo:rsid="01369cc2" officeooo:paragraph-rsid="01369cc2" style:font-weight-asian="normal" style:font-weight-complex="normal"/>
    </style:style>
    <style:style style:name="P46" style:family="paragraph" style:parent-style-name="Standard">
      <style:paragraph-properties fo:text-align="start" style:justify-single-word="false"/>
      <style:text-properties style:text-underline-style="none" fo:font-weight="normal" officeooo:rsid="0176a5d4" officeooo:paragraph-rsid="0176a5d4" style:font-weight-asian="normal" style:font-weight-complex="normal"/>
    </style:style>
    <style:style style:name="P47" style:family="paragraph" style:parent-style-name="Standard">
      <style:paragraph-properties fo:text-align="start" style:justify-single-word="false"/>
      <style:text-properties style:text-underline-style="none" fo:font-weight="normal" officeooo:rsid="019b4895" officeooo:paragraph-rsid="019b4895" style:font-weight-asian="normal" style:font-weight-complex="normal"/>
    </style:style>
    <style:style style:name="P48" style:family="paragraph" style:parent-style-name="Standard">
      <style:paragraph-properties fo:text-align="start" style:justify-single-word="false"/>
      <style:text-properties style:text-underline-style="none" fo:font-weight="normal" officeooo:rsid="019b4895" officeooo:paragraph-rsid="019b4895" fo:background-color="#ffff00" style:font-weight-asian="normal" style:font-weight-complex="normal"/>
    </style:style>
    <style:style style:name="P49" style:family="paragraph" style:parent-style-name="Standard">
      <style:paragraph-properties style:line-height-at-least="0.476cm"/>
      <style:text-properties fo:color="#fdfff1" style:font-name="monospace" fo:font-size="9.75pt" fo:font-weight="normal" fo:background-color="#272822"/>
    </style:style>
    <style:style style:name="P50" style:family="paragraph" style:parent-style-name="Standard">
      <style:paragraph-properties fo:text-align="start" style:justify-single-word="false"/>
      <style:text-properties fo:color="#fdfff1" style:font-name="monospace" fo:font-size="9.75pt" style:text-underline-style="none" fo:font-weight="normal" officeooo:rsid="00927f9f" officeooo:paragraph-rsid="00b3f9cd" fo:background-color="#272822" style:font-weight-asian="normal" style:font-weight-complex="normal"/>
    </style:style>
    <style:style style:name="P51" style:family="paragraph" style:parent-style-name="Standard">
      <style:paragraph-properties fo:text-align="start" style:justify-single-word="false"/>
      <style:text-properties fo:color="#fdfff1" style:font-name="monospace" fo:font-size="9.75pt" style:text-underline-style="none" fo:font-weight="normal" officeooo:rsid="00bb885f" officeooo:paragraph-rsid="00fb3def" fo:background-color="#272822" style:font-weight-asian="normal" style:font-weight-complex="normal"/>
    </style:style>
    <style:style style:name="P52" style:family="paragraph" style:parent-style-name="Standard">
      <style:paragraph-properties fo:text-align="start" style:justify-single-word="false"/>
      <style:text-properties fo:color="#fdfff1" style:font-name="monospace" fo:font-size="9.75pt" style:text-underline-style="none" fo:font-weight="bold" officeooo:rsid="0108b26a" officeooo:paragraph-rsid="00fb3def" fo:background-color="#272822" style:font-weight-asian="bold" style:font-weight-complex="bold"/>
    </style:style>
    <style:style style:name="P53" style:family="paragraph" style:parent-style-name="Standard">
      <style:paragraph-properties fo:text-align="start" style:justify-single-word="false"/>
      <style:text-properties officeooo:rsid="00ad5033" officeooo:paragraph-rsid="00ae275e"/>
    </style:style>
    <style:style style:name="P54" style:family="paragraph" style:parent-style-name="Standard">
      <style:paragraph-properties fo:text-align="start" style:justify-single-word="false"/>
      <style:text-properties fo:color="#6e7066" style:font-name="monospace" fo:font-size="9.75pt" fo:font-style="italic" style:text-underline-style="none" fo:font-weight="normal" officeooo:rsid="008da880" officeooo:paragraph-rsid="008da880" fo:background-color="#272822" style:font-weight-asian="normal" style:font-weight-complex="normal"/>
    </style:style>
    <style:style style:name="P55" style:family="paragraph" style:parent-style-name="Standard">
      <style:paragraph-properties style:line-height-at-least="0.476cm"/>
      <style:text-properties fo:color="#6e7066" style:font-name="monospace" fo:font-size="9.75pt" fo:font-style="italic" fo:font-weight="normal" fo:background-color="#272822"/>
    </style:style>
    <style:style style:name="P56" style:family="paragraph" style:parent-style-name="Standard">
      <style:paragraph-properties fo:text-align="start" style:justify-single-word="false"/>
      <style:text-properties officeooo:paragraph-rsid="00bb885f"/>
    </style:style>
    <style:style style:name="P57" style:family="paragraph" style:parent-style-name="Standard" style:list-style-name="L1">
      <style:paragraph-properties fo:text-align="start" style:justify-single-word="false"/>
      <style:text-properties style:text-underline-style="none" fo:font-weight="normal" officeooo:rsid="009efe15" officeooo:paragraph-rsid="009efe15" style:font-weight-asian="normal" style:font-weight-complex="normal"/>
    </style:style>
    <style:style style:name="P58" style:family="paragraph" style:parent-style-name="Standard" style:list-style-name="L1">
      <style:paragraph-properties fo:text-align="start" style:justify-single-word="false"/>
      <style:text-properties style:text-underline-style="none" fo:font-weight="normal" officeooo:rsid="00a15221" officeooo:paragraph-rsid="00a15221" style:font-weight-asian="normal" style:font-weight-complex="normal"/>
    </style:style>
    <style:style style:name="P59" style:family="paragraph" style:parent-style-name="Standard" style:list-style-name="L1">
      <style:paragraph-properties fo:text-align="start" style:justify-single-word="false"/>
      <style:text-properties style:text-underline-style="none" fo:font-weight="normal" officeooo:rsid="00a2c690" officeooo:paragraph-rsid="00a2c690" style:font-weight-asian="normal" style:font-weight-complex="normal"/>
    </style:style>
    <style:style style:name="P60" style:family="paragraph" style:parent-style-name="Standard" style:list-style-name="L1">
      <style:paragraph-properties fo:text-align="start" style:justify-single-word="false"/>
      <style:text-properties style:text-underline-style="none" fo:font-weight="normal" officeooo:rsid="00a5564d" officeooo:paragraph-rsid="00a5564d" style:font-weight-asian="normal" style:font-weight-complex="normal"/>
    </style:style>
    <style:style style:name="P61" style:family="paragraph" style:parent-style-name="Standard" style:list-style-name="L1">
      <style:paragraph-properties fo:text-align="start" style:justify-single-word="false"/>
      <style:text-properties style:text-underline-style="none" fo:font-weight="normal" officeooo:rsid="00a5564d" officeooo:paragraph-rsid="00a69f97" style:font-weight-asian="normal" style:font-weight-complex="normal"/>
    </style:style>
    <style:style style:name="P62" style:family="paragraph" style:parent-style-name="Standard" style:list-style-name="L1">
      <style:paragraph-properties fo:text-align="start" style:justify-single-word="false"/>
      <style:text-properties style:text-underline-style="none" fo:font-weight="normal" officeooo:rsid="00a69f97" officeooo:paragraph-rsid="00a7bc28" style:font-weight-asian="normal" style:font-weight-complex="normal"/>
    </style:style>
    <style:style style:name="P63" style:family="paragraph" style:parent-style-name="Standard" style:list-style-name="L1">
      <style:paragraph-properties fo:text-align="start" style:justify-single-word="false"/>
      <style:text-properties style:text-underline-style="none" fo:font-weight="normal" officeooo:rsid="009fe8f4" officeooo:paragraph-rsid="009fe8f4" style:font-weight-asian="normal" style:font-weight-complex="normal"/>
    </style:style>
    <style:style style:name="P64" style:family="paragraph" style:parent-style-name="Standard" style:list-style-name="L1">
      <style:paragraph-properties fo:text-align="start" style:justify-single-word="false"/>
      <style:text-properties style:text-underline-style="none" fo:font-weight="normal" officeooo:rsid="009fe8f4" officeooo:paragraph-rsid="00aa6164" style:font-weight-asian="normal" style:font-weight-complex="normal"/>
    </style:style>
    <style:style style:name="P65" style:family="paragraph" style:parent-style-name="Standard" style:list-style-name="L1">
      <style:paragraph-properties fo:text-align="start" style:justify-single-word="false"/>
      <style:text-properties officeooo:paragraph-rsid="00a69f97"/>
    </style:style>
    <style:style style:name="P66" style:family="paragraph" style:parent-style-name="Standard">
      <style:paragraph-properties fo:text-align="center" style:justify-single-word="false"/>
      <style:text-properties officeooo:paragraph-rsid="008a0947"/>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a787b6" style:font-weight-asian="normal" style:font-weight-complex="normal"/>
    </style:style>
    <style:style style:name="T4" style:family="text">
      <style:text-properties style:text-underline-style="none" fo:font-weight="normal" officeooo:rsid="00a69f97" style:font-weight-asian="normal" style:font-weight-complex="normal"/>
    </style:style>
    <style:style style:name="T5" style:family="text">
      <style:text-properties style:text-underline-style="none" fo:font-weight="normal" officeooo:rsid="009b9cf2" style:font-weight-asian="normal" style:font-weight-complex="normal"/>
    </style:style>
    <style:style style:name="T6" style:family="text">
      <style:text-properties style:text-underline-style="none" fo:font-weight="normal" officeooo:rsid="00ae275e" style:font-weight-asian="normal" style:font-weight-complex="normal"/>
    </style:style>
    <style:style style:name="T7" style:family="text">
      <style:text-properties style:text-underline-style="none" fo:font-weight="normal" officeooo:rsid="00af0b7e" style:font-weight-asian="normal" style:font-weight-complex="normal"/>
    </style:style>
    <style:style style:name="T8" style:family="text">
      <style:text-properties style:text-underline-style="none" fo:font-weight="normal" officeooo:rsid="00b189b2" style:font-weight-asian="normal" style:font-weight-complex="normal"/>
    </style:style>
    <style:style style:name="T9" style:family="text">
      <style:text-properties style:text-underline-style="none" fo:font-weight="normal" officeooo:rsid="00bb885f" style:font-weight-asian="normal" style:font-weight-complex="normal"/>
    </style:style>
    <style:style style:name="T10" style:family="text">
      <style:text-properties style:text-underline-style="none" fo:font-weight="normal" officeooo:rsid="00f689d7" style:font-weight-asian="normal" style:font-weight-complex="normal"/>
    </style:style>
    <style:style style:name="T11" style:family="text">
      <style:text-properties style:text-underline-style="none" fo:font-weight="normal" officeooo:rsid="00f6a307" style:font-weight-asian="normal" style:font-weight-complex="normal"/>
    </style:style>
    <style:style style:name="T12" style:family="text">
      <style:text-properties style:text-underline-style="none" fo:font-weight="normal" officeooo:rsid="00f85fd3" style:font-weight-asian="normal" style:font-weight-complex="normal"/>
    </style:style>
    <style:style style:name="T13" style:family="text">
      <style:text-properties style:text-underline-style="none" fo:font-weight="normal" officeooo:rsid="00f97eb7" style:font-weight-asian="normal" style:font-weight-complex="normal"/>
    </style:style>
    <style:style style:name="T14" style:family="text">
      <style:text-properties style:text-underline-style="none" officeooo:rsid="009090d9"/>
    </style:style>
    <style:style style:name="T15" style:family="text">
      <style:text-properties style:text-underline-style="none" officeooo:rsid="0096e913"/>
    </style:style>
    <style:style style:name="T16" style:family="text">
      <style:text-properties fo:font-weight="bold" style:font-weight-asian="bold" style:font-weight-complex="bold"/>
    </style:style>
    <style:style style:name="T17" style:family="text">
      <style:text-properties fo:font-weight="bold" officeooo:rsid="00be89df" style:font-weight-asian="bold" style:font-weight-complex="bold"/>
    </style:style>
    <style:style style:name="T18" style:family="text">
      <style:text-properties fo:font-weight="bold" officeooo:rsid="0108b26a" style:font-weight-asian="bold" style:font-weight-complex="bold"/>
    </style:style>
    <style:style style:name="T19" style:family="text">
      <style:text-properties fo:font-weight="bold" officeooo:rsid="010d7c1d" style:font-weight-asian="bold" style:font-weight-complex="bold"/>
    </style:style>
    <style:style style:name="T20" style:family="text">
      <style:text-properties fo:font-weight="bold" officeooo:rsid="011966e1" style:font-weight-asian="bold" style:font-weight-complex="bold"/>
    </style:style>
    <style:style style:name="T21" style:family="text">
      <style:text-properties fo:color="#ae81ff"/>
    </style:style>
    <style:style style:name="T22" style:family="text">
      <style:text-properties fo:color="#919288"/>
    </style:style>
    <style:style style:name="T23" style:family="text">
      <style:text-properties fo:color="#919288" officeooo:rsid="0108b26a"/>
    </style:style>
    <style:style style:name="T24" style:family="text">
      <style:text-properties fo:color="#f92672"/>
    </style:style>
    <style:style style:name="T25" style:family="text">
      <style:text-properties fo:color="#f92672" officeooo:rsid="0108b26a"/>
    </style:style>
    <style:style style:name="T26" style:family="text">
      <style:text-properties officeooo:rsid="00a45207"/>
    </style:style>
    <style:style style:name="T27" style:family="text">
      <style:text-properties officeooo:rsid="00a787b6"/>
    </style:style>
    <style:style style:name="T28" style:family="text">
      <style:text-properties officeooo:rsid="00aa6164"/>
    </style:style>
    <style:style style:name="T29" style:family="text">
      <style:text-properties officeooo:rsid="00ac8a82"/>
    </style:style>
    <style:style style:name="T30" style:family="text">
      <style:text-properties officeooo:rsid="00b65813"/>
    </style:style>
    <style:style style:name="T31" style:family="text">
      <style:text-properties officeooo:rsid="00b92003"/>
    </style:style>
    <style:style style:name="T32" style:family="text">
      <style:text-properties officeooo:rsid="00c1796a"/>
    </style:style>
    <style:style style:name="T33" style:family="text">
      <style:text-properties officeooo:rsid="00c2ffa3"/>
    </style:style>
    <style:style style:name="T34" style:family="text">
      <style:text-properties fo:color="#000080" fo:language="zxx" fo:country="none" style:text-underline-style="solid" style:text-underline-width="auto" style:text-underline-color="font-color" fo:font-weight="normal" officeooo:rsid="00bb885f" style:language-asian="zxx" style:country-asian="none" style:font-weight-asian="normal" style:language-complex="zxx" style:country-complex="none" style:font-weight-complex="normal"/>
    </style:style>
    <style:style style:name="T35" style:family="text">
      <style:text-properties officeooo:rsid="00c8c362"/>
    </style:style>
    <style:style style:name="T36" style:family="text">
      <style:text-properties officeooo:rsid="00c9bb3c"/>
    </style:style>
    <style:style style:name="T37" style:family="text">
      <style:text-properties officeooo:rsid="00cd5225"/>
    </style:style>
    <style:style style:name="T38" style:family="text">
      <style:text-properties officeooo:rsid="00bb885f"/>
    </style:style>
    <style:style style:name="T39" style:family="text">
      <style:text-properties officeooo:rsid="00d25244"/>
    </style:style>
    <style:style style:name="T40" style:family="text">
      <style:text-properties officeooo:rsid="00d34ecb"/>
    </style:style>
    <style:style style:name="T41" style:family="text">
      <style:text-properties officeooo:rsid="00d737fe"/>
    </style:style>
    <style:style style:name="T42" style:family="text">
      <style:text-properties officeooo:rsid="00d874e7"/>
    </style:style>
    <style:style style:name="T43" style:family="text">
      <style:text-properties officeooo:rsid="00d9ccc8"/>
    </style:style>
    <style:style style:name="T44" style:family="text">
      <style:text-properties officeooo:rsid="00dcf68f"/>
    </style:style>
    <style:style style:name="T45" style:family="text">
      <style:text-properties style:text-position="super 58%"/>
    </style:style>
    <style:style style:name="T46" style:family="text">
      <style:text-properties style:text-position="super 58%" officeooo:rsid="00e3de10"/>
    </style:style>
    <style:style style:name="T47" style:family="text">
      <style:text-properties style:text-position="0% 100%"/>
    </style:style>
    <style:style style:name="T48" style:family="text">
      <style:text-properties style:text-position="0% 100%" officeooo:rsid="00e3de10"/>
    </style:style>
    <style:style style:name="T49" style:family="text">
      <style:text-properties officeooo:rsid="00eb1bdd"/>
    </style:style>
    <style:style style:name="T50" style:family="text">
      <style:text-properties officeooo:rsid="00fc0076"/>
    </style:style>
    <style:style style:name="T51" style:family="text">
      <style:text-properties officeooo:rsid="00fd7f68"/>
    </style:style>
    <style:style style:name="T52" style:family="text">
      <style:text-properties officeooo:rsid="0108b26a"/>
    </style:style>
    <style:style style:name="T53" style:family="text">
      <style:text-properties officeooo:rsid="010d7c1d"/>
    </style:style>
    <style:style style:name="T54" style:family="text">
      <style:text-properties officeooo:rsid="01141bdd"/>
    </style:style>
    <style:style style:name="T55" style:family="text">
      <style:text-properties officeooo:rsid="0115e1d1"/>
    </style:style>
    <style:style style:name="T56" style:family="text">
      <style:text-properties officeooo:rsid="011795a3"/>
    </style:style>
    <style:style style:name="T57" style:family="text">
      <style:text-properties fo:color="#66d9ef" fo:font-style="italic"/>
    </style:style>
    <style:style style:name="T58" style:family="text">
      <style:text-properties officeooo:rsid="011966e1"/>
    </style:style>
    <style:style style:name="T59" style:family="text">
      <style:text-properties officeooo:rsid="0119b7af"/>
    </style:style>
    <style:style style:name="T60" style:family="text">
      <style:text-properties officeooo:rsid="011a172a"/>
    </style:style>
    <style:style style:name="T61" style:family="text">
      <style:text-properties officeooo:rsid="012054e8"/>
    </style:style>
    <style:style style:name="T62" style:family="text">
      <style:text-properties officeooo:rsid="0124c327"/>
    </style:style>
    <style:style style:name="T63" style:family="text">
      <style:text-properties officeooo:rsid="01250459"/>
    </style:style>
    <style:style style:name="T64" style:family="text">
      <style:text-properties officeooo:rsid="01252f53"/>
    </style:style>
    <style:style style:name="T65" style:family="text">
      <style:text-properties officeooo:rsid="0125c592"/>
    </style:style>
    <style:style style:name="T66" style:family="text">
      <style:text-properties officeooo:rsid="0126542e"/>
    </style:style>
    <style:style style:name="T67" style:family="text">
      <style:text-properties officeooo:rsid="012a58d3"/>
    </style:style>
    <style:style style:name="T68" style:family="text">
      <style:text-properties officeooo:rsid="012c236e"/>
    </style:style>
    <style:style style:name="T69" style:family="text">
      <style:text-properties officeooo:rsid="013132da"/>
    </style:style>
    <style:style style:name="T70" style:family="text">
      <style:text-properties officeooo:rsid="0135a917"/>
    </style:style>
    <style:style style:name="T71" style:family="text">
      <style:text-properties officeooo:rsid="0135dfbf"/>
    </style:style>
    <style:style style:name="T72" style:family="text">
      <style:text-properties officeooo:rsid="013cca29"/>
    </style:style>
    <style:style style:name="T73" style:family="text">
      <style:text-properties officeooo:rsid="013d8b50"/>
    </style:style>
    <style:style style:name="T74" style:family="text">
      <style:text-properties officeooo:rsid="01469b30"/>
    </style:style>
    <style:style style:name="T75" style:family="text">
      <style:text-properties officeooo:rsid="01487c3a"/>
    </style:style>
    <style:style style:name="T76" style:family="text">
      <style:text-properties officeooo:rsid="014a3bd6"/>
    </style:style>
    <style:style style:name="T77" style:family="text">
      <style:text-properties officeooo:rsid="014f1314"/>
    </style:style>
    <style:style style:name="T78" style:family="text">
      <style:text-properties officeooo:rsid="0151aee8"/>
    </style:style>
    <style:style style:name="T79" style:family="text">
      <style:text-properties officeooo:rsid="0151b7ea"/>
    </style:style>
    <style:style style:name="T80" style:family="text">
      <style:text-properties officeooo:rsid="015c9e02"/>
    </style:style>
    <style:style style:name="T81" style:family="text">
      <style:text-properties officeooo:rsid="015d3985"/>
    </style:style>
    <style:style style:name="T82" style:family="text">
      <style:text-properties officeooo:rsid="0163d54f"/>
    </style:style>
    <style:style style:name="T83" style:family="text">
      <style:text-properties officeooo:rsid="016999d5"/>
    </style:style>
    <style:style style:name="T84" style:family="text">
      <style:text-properties officeooo:rsid="016f6539"/>
    </style:style>
    <style:style style:name="T85" style:family="text">
      <style:text-properties officeooo:rsid="0174fe35"/>
    </style:style>
    <style:style style:name="T86" style:family="text">
      <style:text-properties officeooo:rsid="01764dea"/>
    </style:style>
    <style:style style:name="T87" style:family="text">
      <style:text-properties officeooo:rsid="0176a5d4"/>
    </style:style>
    <style:style style:name="T88" style:family="text">
      <style:text-properties officeooo:rsid="018515c1"/>
    </style:style>
    <style:style style:name="T89" style:family="text">
      <style:text-properties officeooo:rsid="0185adaf"/>
    </style:style>
    <style:style style:name="T90" style:family="text">
      <style:text-properties officeooo:rsid="018e7930"/>
    </style:style>
    <style:style style:name="T91" style:family="text">
      <style:text-properties officeooo:rsid="0197158f"/>
    </style:style>
    <style:style style:name="T92" style:family="text">
      <style:text-properties officeooo:rsid="01a97e40"/>
    </style:style>
    <style:style style:name="T93" style:family="text">
      <style:text-properties style:text-underline-style="solid" style:text-underline-width="auto" style:text-underline-color="font-color"/>
    </style:style>
    <style:style style:name="T94" style:family="text">
      <style:text-properties style:text-underline-style="solid" style:text-underline-width="auto" style:text-underline-color="font-color" fo:font-weight="bold" officeooo:rsid="008a0947" style:font-weight-asian="bold" style:font-weight-complex="bold"/>
    </style:style>
    <style:style style:name="T95" style:family="text">
      <style:text-properties style:text-underline-style="solid" style:text-underline-width="auto" style:text-underline-color="font-color" fo:font-weight="bold" officeooo:rsid="01a97e40"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text:span text:style-name="T94">COMENTARIO DEL CÓDIGO </text:span><text:span text:style-name="T95">ORIGINAL</text:span></text:p>
      <text:p text:style-name="P12"/>
      <text:p text:style-name="P1">MACRO BEGIN</text:p>
      <text:p text:style-name="P3"><text:a xlink:type="simple" xlink:href="https://stackoverflow.com/questions/32508919/how-to-produce-a-minimal-bios-hello-world-boot-sector-with-gcc-that-works-from-a/32509555#32509555" text:style-name="Internet_20_link" text:visited-style-name="Visited_20_Internet_20_Link">https://stackoverflow.com/questions/32508919/how-to-produce-a-minimal-bios-hello-world-boot-sector-with-gcc-that-works-from-a/32509555#32509555</text:a></text:p>
      <text:p text:style-name="P3"/>
      <text:p text:style-name="P4">Objetivo del trabajo<text:span text:style-name="T1">: </text:span><text:span text:style-name="T14">H</text:span><text:span text:style-name="T1">ow to produce a minimal BIOS hello world boot sector with GCC that works from a USB stick on real hardware?</text:span></text:p>
      <text:p text:style-name="P17"/>
      <text:p text:style-name="P54">/* Set %cs to 0. TODO Is that really needed? */</text:p>
      <text:p text:style-name="P49">ljmp $<text:span text:style-name="T21">0</text:span><text:span text:style-name="T22">,</text:span> $<text:span text:style-name="T21">1</text:span><text:span text:style-name="T24">f</text:span></text:p>
      <text:p text:style-name="P49"><text:span text:style-name="T21">1</text:span>:</text:p>
      <text:p text:style-name="P17"/>
      <text:p text:style-name="P53"><text:span text:style-name="T5">I</text:span><text:span text:style-name="T2">nconveniente: </text:span><text:span text:style-name="T6">Este programa no arranca con el procesador con los valores por defecto de fábrica (los que dice el manual de usuario). </text:span><text:span text:style-name="T7">Sino que ya se ejecutó </text:span><text:span text:style-name="T2">la BIOS </text:span><text:span text:style-name="T8">y los registros ya se encuentran</text:span><text:span text:style-name="T2"> sete</text:span><text:span text:style-name="T8">ados</text:span><text:span text:style-name="T2">, </text:span><text:span text:style-name="T8">por lo que</text:span><text:span text:style-name="T6"> no se puede hacer suposiciones </text:span><text:span text:style-name="T8">de su contenido.</text:span></text:p>
      <text:p text:style-name="P17"/>
      <text:p text:style-name="P17"/>
      <text:p text:style-name="P13">CS no se puede acceder de forma directa.</text:p>
      <text:p text:style-name="P5"><text:span text:style-name="T1">Únicamente se modifica con algunas inst</text:span><text:span text:style-name="T15">r</text:span><text:span text:style-name="T1">ucciones de salto</text:span></text:p>
      <text:p text:style-name="P5"/>
      <text:p text:style-name="P13">¿por qué un long jump?</text:p>
      <text:p text:style-name="P13">Short jump</text:p>
      <text:p text:style-name="P13">A near jump where the jump range is limited to -128 to +127 from the current EIP value.</text:p>
      <text:p text:style-name="P13">Far jump</text:p>
      <text:p text:style-name="P13">A jump to an instruction located in a different segment than the current code segment but at the same privilege level, sometimes referred to as an intersegment jump.</text:p>
      <text:p text:style-name="P13">Task switch</text:p>
      <text:p text:style-name="P13">A jump to an instruction located in a different task.</text:p>
      <text:p text:style-name="P13"/>
      <text:p text:style-name="P18">3 tipos de saltos:</text:p>
      <text:list xml:id="list340609269" text:style-name="L1">
        <text:list-item>
          <text:p text:style-name="P57">near jump</text:p>
          <text:list>
            <text:list-item>
              <text:p text:style-name="P58">IP ± 128</text:p>
            </text:list-item>
            <text:list-item>
              <text:p text:style-name="P59">Desplazamiento en la propia instrucción</text:p>
            </text:list-item>
            <text:list-item>
              <text:p text:style-name="P60">Dentro del mismo segmento</text:p>
              <text:list>
                <text:list-item>
                  <text:p text:style-name="P62"><text:span text:style-name="T27">N</text:span>o modifica <text:span text:style-name="T27">CS</text:span></text:p>
                </text:list-item>
              </text:list>
            </text:list-item>
          </text:list>
        </text:list-item>
        <text:list-item>
          <text:p text:style-name="P57">short jump</text:p>
          <text:list>
            <text:list-item>
              <text:p text:style-name="P59">Salto dentro del mismo segmento</text:p>
            </text:list-item>
            <text:list-item>
              <text:p text:style-name="P59">IP + desp<text:span text:style-name="T26">lazamiento</text:span></text:p>
            </text:list-item>
            <text:list-item>
              <text:p text:style-name="P61">Dentro del mismo segmento</text:p>
              <text:list>
                <text:list-item>
                  <text:p text:style-name="P65"><text:span text:style-name="T3">N</text:span><text:span text:style-name="T4">o modifica </text:span><text:span text:style-name="T3">CS</text:span></text:p>
                </text:list-item>
              </text:list>
            </text:list-item>
          </text:list>
        </text:list-item>
        <text:list-item>
          <text:p text:style-name="P57">far jump<text:tab/></text:p>
          <text:list>
            <text:list-item>
              <text:p text:style-name="P63">salto a otro segmento de código</text:p>
              <text:list>
                <text:list-item>
                  <text:p text:style-name="P64"><text:span text:style-name="T28">M</text:span>odifica CS <text:span text:style-name="T28">y </text:span>IP</text:p>
                </text:list-item>
              </text:list>
            </text:list-item>
          </text:list>
        </text:list-item>
      </text:list>
      <text:p text:style-name="P5"/>
      <text:p text:style-name="P14">Al hacer el <text:span text:style-name="T29">salto lejano</text:span> <text:span text:style-name="T29">(</text:span>far jmp<text:span text:style-name="T29">)</text:span> a una etiqueta local, se asegura de que está utilizando un CS conocido.</text:p>
      <text:p text:style-name="P14"/>
      <text:p text:style-name="P14">Por supuesto, no es necesario que sea cero, pero cualquier origen en el que se haya escrito su código debe coincidir con el CS. En los viejos tiempos, el jmp lejano a una etiqueta local era la forma sencilla de asegurarnos de que teníamos una CS que esperábamos en lugar de la que podría haber usado la BIOS.</text:p>
      <text:p text:style-name="P14"/>
      <text:p text:style-name="P14"/>
      <text:p text:style-name="P21"/>
      <text:p text:style-name="P14"/>
      <text:p text:style-name="P14"><text:a xlink:type="simple" xlink:href="https://ftp.gnu.org/old-gnu/Manuals/gas-2.9.1/html_chapter/as_5.html" text:style-name="Internet_20_link" text:visited-style-name="Visited_20_Internet_20_Link">https://ftp.gnu.org/old-gnu/Manuals/gas-2.9.1/html_chapter/as_5.html</text:a></text:p>
      <text:p text:style-name="P14"/>
      <text:p text:style-name="P6"><text:span text:style-name="T31">GAS </text:span>Local Symbol Names</text:p>
      <text:p text:style-name="P15">Local symbols help compilers and programmers use names temporarily. </text:p>
      <text:p text:style-name="P15">There are ten local symbol names, which are re-used throughout the program. </text:p>
      <text:p text:style-name="P15"><text:soft-page-break/>You may refer to them using the names `0' `1' ... `9'. </text:p>
      <text:p text:style-name="P15">To define a local symbol, write a label of the form `N:' (where N represents any digit). </text:p>
      <text:p text:style-name="P15">To refer to the most recent previous definition of that symbol write `Nb', using the same digit as when you defined the label. </text:p>
      <text:p text:style-name="P15">To refer to the next definition of a local label, write `Nf'---where N gives you a choice of 10 forward references. </text:p>
      <text:p text:style-name="P15">The `b' stands for "backwards" and the `f' stands for "forwards".</text:p>
      <text:p text:style-name="P15"/>
      <text:p text:style-name="P15">Los símbolos locales ayudan a los compiladores y programadores a usar nombres tempora<text:span text:style-name="T30">les</text:span>.</text:p>
      <text:p text:style-name="P15"><text:span text:style-name="T31">GAS (GNU AS) permite </text:span>diez nombres de símbolos locales, que se reutilizan a lo largo del programa.</text:p>
      <text:p text:style-name="P15">Puede referirse a ellos usando los nombres "0", "1" ... "9".</text:p>
      <text:p text:style-name="P15">Para definir un símbolo local, <text:span text:style-name="T30">se </text:span>escrib<text:span text:style-name="T30">e</text:span> una etiqueta de la forma 'N:' (donde N representa cualquier dígito).</text:p>
      <text:p text:style-name="P15">Para hacer referencia a la definición anterior más reciente de ese símbolo, escriba 'Nb', utilizando el mismo dígito que cuando definió la etiqueta.</text:p>
      <text:p text:style-name="P15">Para referirse a la siguiente definición de una etiqueta local, escriba 'Nf' --- donde N le da una opción de 10 referencias directas.</text:p>
      <text:p text:style-name="P16">La ‘b' significa “backwards” <text:span text:style-name="T32">(</text:span>hacia atrás<text:span text:style-name="T32">)</text:span> y la ‘f' significa "forwards" <text:span text:style-name="T33">(</text:span>hacia adelante<text:span text:style-name="T33">).</text:span></text:p>
      <text:p text:style-name="P15"/>
      <text:p text:style-name="P50">ljmp $<text:span text:style-name="T21">0</text:span><text:span text:style-name="T22">,</text:span> $<text:span text:style-name="T21">1</text:span><text:span text:style-name="T24">f</text:span> </text:p>
      <text:p text:style-name="P49"><text:span text:style-name="T21">1</text:span>:</text:p>
      <text:p text:style-name="P15"/>
      <text:p text:style-name="P19">1: etiqueta N.º 1</text:p>
      <text:p text:style-name="P19">f: forward (su definición está hacia adelante)</text:p>
      <text:p text:style-name="P19">1f: referencia a la etiqueta N.º 1 que está definida más adelante</text:p>
      <text:p text:style-name="P20">“1:”: definición de la etiqueta</text:p>
      <text:p text:style-name="P20"/>
      <text:p text:style-name="P22">ljmp CS, IP</text:p>
      <text:p text:style-name="P22">CS: 0 <text:tab/><text:tab/><text:tab/><text:tab/><text:tab/><text:tab/><text:span text:style-name="T17">¿NO SERÍA 0x7C00?</text:span></text:p>
      <text:p text:style-name="P22">IP: etiqueta definida a continuación</text:p>
      <text:p text:style-name="P22"/>
      <text:p text:style-name="P22">La secuencia de arranque en el BIOS cargará el primer MBR válido que encuentre en la memoria física de la computadora en la dirección 0x7C00.</text:p>
      <text:p text:style-name="P22">En el pasado, IBM no indicó explícitamente qué <text:span text:style-name="T49">segmento:desplazamiento</text:span> usaría el BIOS para saltar a su código, solo que se cargaría en 0x7c00.</text:p>
      <text:p text:style-name="P26">Incluso a mediados de los 80, MS-DOS no hacía suposiciones. Una de las especificaciones de El Torito años más tarde mencionó 0x07c0:0x0000 específicamente.</text:p>
      <text:p text:style-name="P27">En algunos entornos, al arrancar desde un CD, se usaba 0x07c0:0x0000</text:p>
      <text:p text:style-name="P27">y si era un disquete / disco duro se usaba 0x0000:0x7c00.</text:p>
      <text:p text:style-name="P22"><text:a xlink:type="simple" xlink:href="https://es.wikipedia.org/wiki/El_Torito_(CD-ROM_Standard" text:style-name="Internet_20_link" text:visited-style-name="Visited_20_Internet_20_Link">https://es.wikipedia.org/wiki/El_Torito_(CD-ROM_Standard</text:a>)</text:p>
      <text:p text:style-name="P22"/>
      <text:p text:style-name="P22"/>
      <text:p text:style-name="P22"/>
      <text:p text:style-name="P7">Inicializar la pila:</text:p>
      <text:p text:style-name="Standard"><text:a xlink:type="simple" xlink:href="https://stackoverflow.com/questions/10598802/which-value-should-be-used-for-sp-for-booting-process" text:style-name="Internet_20_link" text:visited-style-name="Visited_20_Internet_20_Link"><text:span text:style-name="T34">https://stackoverflow.com/questions/10598802/which-value-should-be-used-for-sp-for-booting-process</text:span></text:a></text:p>
      <text:p text:style-name="P22"/>
      <text:p text:style-name="P23"><text:span text:style-name="T35">Configurar S</text:span>S:SP <text:span text:style-name="T36">a</text:span> 0:0, <text:span text:style-name="T37">es decir, en la primera posición de memoria.</text:span></text:p>
      <text:p text:style-name="P31">Pero como la pila de expansión decreciente, <text:span text:style-name="T39">la pila </text:span>crece hacia las direcciones más bajas de memoria.</text:p>
      <text:p text:style-name="P32">Al realizarse el 1er push, S<text:span text:style-name="T38">P </text:span><text:span text:style-name="T40">pasa </text:span><text:span text:style-name="T38">de 0 a 0xFFFE y escribirá en 0:0xFFFE, no en 0:0.</text:span></text:p>
      <text:p text:style-name="P22"/>
      <text:p text:style-name="P2">Esto le dará 0x10000 - (0x7c00 + 0x200) = 33280 bytes de espacio entre el final de su sector de arranque y la dirección de puntero de pila máxima. Eso es mucho espacio de pila.</text:p>
      <text:p text:style-name="P22"/>
      <text:p text:style-name="P24">0x10000 - (0x7c00 + 0x200) = 33280 bytes</text:p>
      <text:p text:style-name="P25">65.536 <text:s text:c="3"/>- <text:span text:style-name="T41">(31.744 <text:s/>+ 512</text:span><text:span text:style-name="T42">) <text:s text:c="4"/>= </text:span>33280 bytes</text:p>
      <text:p text:style-name="P33">2<text:span text:style-name="T45">16</text:span> <text:s text:c="10"/>- (31x2<text:span text:style-name="T46">10</text:span><text:span text:style-name="T48"> <text:s/>+ </text:span><text:span text:style-name="T47">2</text:span><text:span text:style-name="T46">9</text:span><text:span text:style-name="T48">) <text:s text:c="7"/>= </text:span></text:p>
      <text:p text:style-name="P22"><text:span text:style-name="T44">64 KB <text:s text:c="3"/>- (31 KB + 0,5 KB) <text:s/>= </text:span><text:span text:style-name="T43">32,5 KB</text:span></text:p>
      <text:p text:style-name="P22"/>
      <text:p text:style-name="P22"/>
      <text:p text:style-name="P8">Inicializar el registro DL</text:p>
      <text:p text:style-name="P56"><text:soft-page-break/><text:span text:style-name="T10">A</text:span><text:span text:style-name="T9">ntes de saltar a 0x7c00, el BIOS carga en </text:span><text:span text:style-name="T11">DL</text:span><text:span text:style-name="T9"> el "número de unidad" </text:span><text:span text:style-name="T13">(drive number) </text:span><text:span text:style-name="T9">del dispositivo </text:span><text:span text:style-name="T12">del cual va a arrancar (bootear)</text:span><text:span text:style-name="T9">.</text:span></text:p>
      <text:p text:style-name="P22"/>
      <text:p text:style-name="P28">0x80 es el único número de unidad válido para el disco duro de inicio <text:span text:style-name="T50">(boot hard drive).</text:span></text:p>
      <text:p text:style-name="P28">0x00 para la unidad de disquete de inicio <text:span text:style-name="T51">(boot floppy drive). </text:span><text:span text:style-name="T18">¿cd-rom, pendrive, etc.?</text:span></text:p>
      <text:p text:style-name="P34"><text:span text:style-name="T52">i</text:span>nitial_dl lo usa para <text:span text:style-name="T55">configurar DL en la macro STAGE2 </text:span><text:span text:style-name="T56">para llamar a int 13 de la BIOS</text:span></text:p>
      <text:p text:style-name="P9"/>
      <text:p text:style-name="P35"><text:span text:style-name="T18">B</text:span><text:span text:style-name="T16">IOS INT 13 </text:span></text:p>
      <text:p text:style-name="P28"><text:span text:style-name="T20">Función</text:span><text:span text:style-name="T58">: </text:span><text:span text:style-name="T59">encarga </text:span><text:span text:style-name="T52">operaciones típicas de acceso a las unidades de almacenamiento </text:span><text:span text:style-name="T60">(HDD, CD-ROM, etc.)</text:span></text:p>
      <text:p text:style-name="P36">AH = <text:span text:style-name="T68">Identifica la Operación</text:span></text:p>
      <text:p text:style-name="P37"><text:s text:c="10"/><text:span text:style-name="T63">0x0</text:span><text:span text:style-name="T62">2 = </text:span><text:span text:style-name="T68">l</text:span><text:span text:style-name="T64">eer sectores de</text:span><text:span text:style-name="T65">sde el </text:span><text:span text:style-name="T64">dispositivo</text:span></text:p>
      <text:p text:style-name="P36">AL <text:s/>= <text:span text:style-name="T66">Cantidad de sectores a leer</text:span></text:p>
      <text:p text:style-name="P36"><text:s text:c="10"/>__stage2_nsectors <text:span text:style-name="T67">= cantidad definida en el archivo del linker</text:span></text:p>
      <text:p text:style-name="P41">C<text:span text:style-name="T69">H</text:span> = <text:span text:style-name="T70">N.º de </text:span><text:span text:style-name="T69">Cilindro</text:span></text:p>
      <text:p text:style-name="P41"><text:tab/><text:span text:style-name="T74">0x00 </text:span><text:span text:style-name="T75">= 1</text:span><text:span text:style-name="T91">°</text:span><text:span text:style-name="T75"> cilindro</text:span></text:p>
      <text:p text:style-name="P44">CL = <text:span text:style-name="T70">N.º de </text:span>Sector</text:p>
      <text:p text:style-name="P44"><text:tab/><text:span text:style-name="T76">0x02 </text:span><text:span text:style-name="T77">= sector 2</text:span></text:p>
      <text:p text:style-name="P43">DH = <text:span text:style-name="T70">N.º de Cabeza</text:span></text:p>
      <text:p text:style-name="P43"><text:tab/><text:span text:style-name="T78">0x00 = </text:span><text:span text:style-name="T79">cabeza 0</text:span></text:p>
      <text:p text:style-name="P38">DL <text:s/>= <text:span text:style-name="T70">N.º de </text:span><text:span text:style-name="T71">Unidad</text:span></text:p>
      <text:p text:style-name="P39"><text:tab/><text:span text:style-name="T52">i</text:span><text:span text:style-name="T54">nitial_dl </text:span><text:span text:style-name="T80">= </text:span><text:span text:style-name="T81">0x00 = Primera disquetera (Unidad "A:") </text:span><text:span text:style-name="T82">(Tabla Wikipedia)</text:span></text:p>
      <text:p text:style-name="P40"><text:tab/><text:a xlink:type="simple" xlink:href="https://es.wikipedia.org/wiki/Int_13h" text:style-name="Internet_20_link" text:visited-style-name="Visited_20_Internet_20_Link"><text:span text:style-name="T61">https://es.wikipedia.org/wiki/Int_13h</text:span></text:a></text:p>
      <text:p text:style-name="P42"><text:tab/><text:a xlink:type="simple" xlink:href="https://en.wikipedia.org/wiki/INT_13H" text:style-name="Internet_20_link" text:visited-style-name="Visited_20_Internet_20_Link">https://en.wikipedia.org/wiki/INT_13H</text:a></text:p>
      <text:p text:style-name="P45">ES:BX = <text:span text:style-name="T72">Dirección del </text:span><text:span text:style-name="T73">b</text:span>uffer de datos</text:p>
      <text:p text:style-name="P45"><text:tab/><text:span text:style-name="T83">ES = 0x0000 (</text:span><text:span text:style-name="T84">macro </text:span><text:span text:style-name="T83">BEGIN)</text:span></text:p>
      <text:p text:style-name="P45"><text:tab/><text:span text:style-name="T85">BX = </text:span><text:span text:style-name="T86">dirección </text:span><text:span text:style-name="T87">de memoria definida </text:span><text:span text:style-name="T90">en la etiqueta </text:span><text:span text:style-name="T87">1f</text:span></text:p>
      <text:p text:style-name="P45"/>
      <text:p text:style-name="P45">.<text:span text:style-name="T87">section .stage2</text:span></text:p>
      <text:p text:style-name="P46">1f: <text:span text:style-name="T88">1era etiqueta GAS </text:span><text:span text:style-name="T89">hacia adelante (f = fordward)</text:span></text:p>
      <text:p text:style-name="P10"/>
      <text:p text:style-name="P52">.macro STAGE2</text:p>
      <text:p text:style-name="P55">/* Defined in the linker script. */</text:p>
      <text:p text:style-name="P49">mov $__stage2_nsectors<text:span text:style-name="T22">,</text:span> <text:span text:style-name="T24">%</text:span>al</text:p>
      <text:p text:style-name="P49">mov $<text:span text:style-name="T24">0x</text:span><text:span text:style-name="T21">02</text:span><text:span text:style-name="T22">,</text:span> <text:span text:style-name="T24">%</text:span>ah</text:p>
      <text:p text:style-name="P49">mov $<text:span text:style-name="T21">1</text:span><text:span text:style-name="T24">f</text:span><text:span text:style-name="T22">,</text:span> <text:span text:style-name="T24">%</text:span>bx</text:p>
      <text:p text:style-name="P49">mov $<text:span text:style-name="T24">0x</text:span><text:span text:style-name="T21">0002</text:span><text:span text:style-name="T22">,</text:span> <text:span text:style-name="T24">%</text:span>cx</text:p>
      <text:p text:style-name="P49">mov $<text:span text:style-name="T24">0x</text:span><text:span text:style-name="T21">00</text:span><text:span text:style-name="T22">,</text:span> <text:span text:style-name="T24">%</text:span>dh</text:p>
      <text:p text:style-name="P49">mov initial_dl<text:span text:style-name="T22">,</text:span> <text:span text:style-name="T24">%</text:span>dl</text:p>
      <text:p text:style-name="P49"><text:span text:style-name="T57">int</text:span> $<text:span text:style-name="T24">0x</text:span><text:span text:style-name="T21">13</text:span></text:p>
      <text:p text:style-name="P49">jmp <text:span text:style-name="T21">1</text:span><text:span text:style-name="T24">f</text:span></text:p>
      <text:p text:style-name="P49">.section <text:span text:style-name="T22">.</text:span>stage2</text:p>
      <text:p text:style-name="P49"><text:span text:style-name="T21">1</text:span>:</text:p>
      <text:p text:style-name="P49">.endm</text:p>
      <text:p text:style-name="P9"/>
      <text:p text:style-name="P11">ME QUEDÉ ACÁ</text:p>
      <text:p text:style-name="P51"><text:span text:style-name="T52">mov </text:span><text:span text:style-name="T25">%</text:span><text:span text:style-name="T52">dl</text:span><text:span text:style-name="T23">,</text:span><text:span text:style-name="T52"> initial_dl</text:span></text:p>
      <text:p text:style-name="P49">jmp after_locals</text:p>
      <text:p text:style-name="P49">initial_dl: .byte <text:span text:style-name="T21">0</text:span></text:p>
      <text:p text:style-name="P49">after_locals:</text:p>
      <text:p text:style-name="P11">ME QUEDÉ ACÁ</text:p>
      <text:p text:style-name="P29"><text:span text:style-name="T18">.</text:span><text:span text:style-name="T19">byte </text:span></text:p>
      <text:p text:style-name="P29"><text:span text:style-name="T53">Es una directiva del GAS que se </text:span><text:span text:style-name="T52">usa para reservar un byte en la memoria</text:span></text:p>
      <text:p text:style-name="P29"/>
      <text:p text:style-name="P48">ME QUEDÉ ACÁ</text:p>
      <text:p text:style-name="P47"/>
      <text:p text:style-name="P22"/>
      <text:p text:style-name="P22"/>
      <text:p text:style-name="P22"/>
      <text:p text:style-name="P22"/>
      <text:p text:style-name="P30"><text:soft-page-break/></text:p>
      <text:p text:style-name="P22"/>
      <text:p text:style-name="P22"/>
      <text:p text:style-name="P22"><text:a xlink:type="simple" xlink:href="https://stackoverflow.com/questions/19074666/8086-why-cant-we-move-an-immediate-data-into-segment-register" text:style-name="Internet_20_link" text:visited-style-name="Visited_20_Internet_20_Link">https://stackoverflow.com/questions/19074666/8086-why-cant-we-move-an-immediate-data-into-segment-register</text:a></text:p>
      <text:p text:style-name="P22">The most likely reason is simply one of simplifying the design: it takes extra wiring and gates to do that, and it's an uncommon enough operation (this is the 70's) that it's not worth the real estate in the chip. This is not surprising; the 8086 already went overboard allowing any of the normal registers to be connected to the ALU (arithmetic logic unit) which allows any register to be used as an accumulator. I'm sure that wasn't cheap to do. Most processors at the time only allowed one register (the accumulator) to be used for that purpose.</text:p>
      <text:p text:style-name="P22"/>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ospace" svg:font-family="monospace, monospace, 'Droid Sans Mono', 'Droid Sans Fallback', 'Droid Sans Mono', monospace, monospace, 'Droid Sans Fallback'"/>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9T07:30:46.031028932</meta:creation-date>
    <meta:generator>LibreOffice/6.4.7.2$Linux_X86_64 LibreOffice_project/40$Build-2</meta:generator>
    <dc:date>2021-05-16T19:47:50.855585147</dc:date>
    <meta:editing-duration>P1DT8H53M1S</meta:editing-duration>
    <meta:editing-cycles>245</meta:editing-cycles>
    <meta:document-statistic meta:table-count="0" meta:image-count="0" meta:object-count="0" meta:page-count="4" meta:paragraph-count="124" meta:word-count="1171" meta:character-count="6975" meta:non-whitespace-character-count="5865"/>
  </office:meta>
</office:document-meta>
</file>